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Heading_20_1">
      <style:text-properties fo:language="en" fo:country="US" style:language-complex="ar" style:country-complex="SA"/>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2pt" style:font-size-asian="12pt" style:font-size-complex="12pt"/>
    </style:style>
    <style:style style:name="P5" style:family="paragraph" style:parent-style-name="Standard" style:list-style-name="L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7" style:family="paragraph" style:parent-style-name="Header">
      <style:text-properties fo:language="zxx" fo:country="none" style:language-asian="zxx" style:country-asian="none"/>
    </style:style>
    <style:style style:name="P8" style:family="paragraph" style:parent-style-name="Header">
      <style:paragraph-properties style:snap-to-layout-grid="false"/>
    </style:style>
    <style:style style:name="P9"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10" style:family="paragraph" style:parent-style-name="Footer">
      <style:paragraph-properties>
        <style:tab-stops>
          <style:tab-stop style:position="7.62cm" style:type="center"/>
          <style:tab-stop style:position="16.51cm" style:type="right"/>
        </style:tab-stops>
      </style:paragraph-properties>
    </style:style>
    <style:style style:name="P11" style:family="paragraph" style:parent-style-name="Footer">
      <style:paragraph-properties>
        <style:tab-stops>
          <style:tab-stop style:position="7.223cm"/>
        </style:tab-stops>
      </style:paragraph-properties>
    </style:style>
    <style:style style:name="P1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3"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14" style:family="paragraph" style:parent-style-name="Standard" style:list-style-name="L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15" style:family="paragraph" style:parent-style-name="Standard">
      <style:paragraph-properties fo:text-align="center" style:justify-single-word="false" style:snap-to-layout-grid="false"/>
      <style:text-properties fo:font-size="18pt" style:font-size-asian="18pt" style:font-size-complex="18pt"/>
    </style:style>
    <style:style style:name="P16" style:family="paragraph" style:parent-style-name="Standard">
      <style:text-properties style:font-name="Arial" fo:font-size="12pt" style:font-size-asian="12pt" style:font-size-complex="12pt"/>
    </style:style>
    <style:style style:name="P17" style:family="paragraph" style:parent-style-name="Standard">
      <style:text-properties style:font-name="Arial" fo:font-size="11pt" style:font-size-asian="11pt" style:font-size-complex="11pt"/>
    </style:style>
    <style:style style:name="P18" style:family="paragraph" style:parent-style-name="Standard">
      <style:paragraph-properties fo:break-before="page"/>
    </style:style>
    <style:style style:name="P19" style:family="paragraph" style:parent-style-name="Heading_20_1">
      <style:text-properties fo:language="en" fo:country="US" style:language-complex="ar" style:country-complex="SA"/>
    </style:style>
    <style:style style:name="P20" style:family="paragraph" style:parent-style-name="Heading_20_1" style:master-page-name="First_20_Page">
      <style:paragraph-properties style:page-number="auto"/>
    </style:style>
    <style:style style:name="P2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2" style:family="paragraph" style:parent-style-name="Header">
      <style:paragraph-properties style:snap-to-layout-grid="false"/>
      <style:text-properties fo:font-size="9pt" style:font-size-asian="9pt" style:font-size-complex="9pt"/>
    </style:style>
    <style:style style:name="P23"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24"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25"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6"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P27" style:family="paragraph" style:parent-style-name="Header">
      <style:paragraph-properties fo:text-align="center" style:justify-single-word="false" style:snap-to-layout-grid="false"/>
      <style:text-properties fo:font-size="14pt" style:font-size-asian="14pt" style:font-size-complex="14pt"/>
    </style:style>
    <style:style style:name="P28" style:family="paragraph" style:parent-style-name="Footer">
      <style:paragraph-properties>
        <style:tab-stops>
          <style:tab-stop style:position="7.62cm" style:type="center"/>
          <style:tab-stop style:position="16.51cm" style:type="right"/>
        </style:tab-stops>
      </style:paragraph-properties>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rialMT" fo:font-size="11pt" fo:language="en" fo:country="US" style:font-name-asian="ArialMT" style:font-size-asian="11pt" style:font-name-complex="ArialMT" style:font-size-complex="11pt"/>
    </style:style>
    <style:style style:name="T2" style:family="text">
      <style:text-properties style:use-window-font-color="true" style:font-name="ArialMT" fo:language="en" fo:country="US" style:font-name-asian="ArialMT" style:font-name-complex="ArialMT" style:language-complex="ar" style:country-complex="SA"/>
    </style:style>
    <style:style style:name="T3"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4" style:family="text">
      <style:text-properties fo:font-size="9pt" style:font-size-asian="9pt"/>
    </style:style>
    <style:style style:name="T5" style:family="text">
      <style:text-properties fo:font-size="9pt" style:font-size-asian="9pt" style:font-size-complex="8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14pt" style:font-size-asian="14pt" style:font-size-complex="14pt"/>
    </style:style>
    <style:style style:name="T9" style:family="text">
      <style:text-properties fo:font-size="10pt" style:font-size-asian="10pt" style:font-size-complex="10pt"/>
    </style:style>
    <style:style style:name="T10" style:family="text">
      <style:text-properties style:use-window-font-color="true"/>
    </style:style>
    <style:style style:name="T11"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12" style:family="text">
      <style:text-properties style:use-window-font-color="true" style:font-name="Helvetica-Bold" fo:font-weight="bold" style:font-name-asian="Helvetica-Bold" style:font-weight-asian="bold" style:font-name-complex="Helvetica-Bold" style:font-weight-complex="bold"/>
    </style:style>
    <style:style style:name="T13"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4" style:family="text">
      <style:text-properties style:use-window-font-color="true" style:font-name="Helvetica" fo:font-weight="normal" style:font-name-asian="Helvetica" style:font-weight-asian="normal" style:font-name-complex="Helvetica" style:font-weight-complex="normal"/>
    </style:style>
    <style:style style:name="T15" style:family="text">
      <style:text-properties style:use-window-font-color="true" style:font-name="Arial-BoldMT" fo:font-weight="bold" style:font-name-asian="Arial-BoldMT" style:font-weight-asian="bold" style:font-name-complex="Arial-BoldMT" style:font-weight-complex="bold"/>
    </style:style>
    <style:style style:name="T16" style:family="text">
      <style:text-properties style:use-window-font-color="true" style:font-name="ArialMT" fo:font-size="11pt" fo:language="en" fo:country="US" style:font-name-asian="ArialMT" style:font-size-asian="11pt" style:font-name-complex="ArialMT" style:font-size-complex="11pt"/>
    </style:style>
    <style:style style:name="T17"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18" style:family="text">
      <style:text-properties style:use-window-font-color="true" style:font-name="ArialMT" fo:language="en" fo:country="US" style:font-name-asian="ArialMT" style:font-name-complex="ArialMT" style:language-complex="ar" style:country-complex="SA"/>
    </style:style>
    <style:style style:name="T19" style:family="text">
      <style:text-properties style:font-name="ArialMT"/>
    </style:style>
    <style:style style:name="T20" style:family="text">
      <style:text-properties fo:font-size="11pt"/>
    </style:style>
    <style:style style:name="T21" style:family="text">
      <style:text-properties fo:language="en" fo:country="US"/>
    </style:style>
    <style:style style:name="T22" style:family="text">
      <style:text-properties style:font-name-asian="ArialMT"/>
    </style:style>
    <style:style style:name="T23" style:family="text">
      <style:text-properties style:font-size-asian="11pt"/>
    </style:style>
    <style:style style:name="T24" style:family="text">
      <style:text-properties style:font-name-complex="ArialMT"/>
    </style:style>
    <style:style style:name="T25" style:family="text">
      <style:text-properties style:font-size-complex="11pt"/>
    </style:style>
    <style:style style:name="T26" style:family="text">
      <style:text-properties style:language-complex="ar" style:country-complex="SA"/>
    </style:style>
    <style:style style:name="T2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397661952">
          <text:deletion>
            <office:change-info>
              <dc:creator>David Harris</dc:creator>
              <dc:date>2010-08-31T21:10:00</dc:date>
            </office:change-info>
            <text:h text:style-name="P1" text:outline-level="1">Title</text:h>
          </text:deletion>
        </text:changed-region>
        <text:changed-region text:id="ct342353904">
          <text:insertion>
            <office:change-info>
              <dc:creator>David Harris</dc:creator>
              <dc:date>2010-08-31T21:10:00</dc:date>
            </office:change-info>
          </text:insertion>
        </text:changed-region>
        <text:changed-region text:id="ct326691600">
          <text:deletion>
            <office:change-info>
              <dc:creator>David Harris</dc:creator>
              <dc:date>2010-08-31T21:10:00</dc:date>
            </office:change-info>
            <text:p text:style-name="Standard"><text:span text:style-name="T1">Lorem ipsum dolor sit amet, consectetur adipiscing elit. Fusce ornare mattis justo vitae imperdiet. Cum sociis natoque penatibus et magnis dis parturient montes, nascetur ridiculus mus. </text:span></text:p>
          </text:deletion>
        </text:changed-region>
        <text:changed-region text:id="ct397746256">
          <text:insertion>
            <office:change-info>
              <dc:creator>David Harris</dc:creator>
              <dc:date>2010-08-31T21:10:00</dc:date>
            </office:change-info>
          </text:insertion>
        </text:changed-region>
        <text:changed-region text:id="ct398420560">
          <text:deletion>
            <office:change-info>
              <dc:creator>David Harris</dc:creator>
              <dc:date>2010-08-31T21:12:00</dc:date>
            </office:change-info>
            <text:h text:style-name="P2" text:outline-level="1">Section Title</text:h>
          </text:deletion>
        </text:changed-region>
        <text:changed-region text:id="ct398316992">
          <text:insertion>
            <office:change-info>
              <dc:creator>David Harris</dc:creator>
              <dc:date>2010-08-31T21:12:00</dc:date>
            </office:change-info>
          </text:insertion>
        </text:changed-region>
        <text:changed-region text:id="ct397434496">
          <text:deletion>
            <office:change-info>
              <dc:creator>David Harris</dc:creator>
              <dc:date>2010-08-31T21:12:00</dc:date>
            </office:change-info>
            <text:p text:style-name="P3"><text:span text:style-name="T2">Quisque sollicitudin tempor bibendum. Donec consectetur condimentum sollicitudin. Sed dignissim velit id felis lacinia at eleifend nisi laoreet. Vivamus tristique porta ornare. Vivamus feugiat dolor id lectus aliquet luctus. </text:span></text:p>
          </text:deletion>
        </text:changed-region>
        <text:changed-region text:id="ct397652144">
          <text:insertion>
            <office:change-info>
              <dc:creator>David Harris</dc:creator>
              <dc:date>2010-08-31T21:12:00</dc:date>
            </office:change-info>
          </text:insertion>
        </text:changed-region>
        <text:changed-region text:id="ct462737072">
          <text:deletion>
            <office:change-info>
              <dc:creator>David Harris</dc:creator>
              <dc:date>2010-08-31T21:13:00</dc:date>
            </office:change-info>
            <text:h text:style-name="Heading_20_1" text:outline-level="1">S</text:h>
          </text:deletion>
        </text:changed-region>
        <text:changed-region text:id="ct401866432">
          <text:insertion>
            <office:change-info>
              <dc:creator>David Harris</dc:creator>
              <dc:date>2010-08-31T21:13:00</dc:date>
            </office:change-info>
          </text:insertion>
        </text:changed-region>
        <text:changed-region text:id="ct397956144">
          <text:deletion>
            <office:change-info>
              <dc:creator>David Harris</dc:creator>
              <dc:date>2010-08-31T21:13:00</dc:date>
            </office:change-info>
            <text:h text:style-name="Heading_20_1" text:outline-level="1">ection Title</text:h>
          </text:deletion>
        </text:changed-region>
        <text:changed-region text:id="ct481945024">
          <text:insertion>
            <office:change-info>
              <dc:creator>David Harris</dc:creator>
              <dc:date>2010-08-31T21:13:00</dc:date>
            </office:change-info>
          </text:insertion>
        </text:changed-region>
        <text:changed-region text:id="ct344840848">
          <text:deletion>
            <office:change-info>
              <dc:creator>David Harris</dc:creator>
              <dc:date>2010-08-31T21:13:00</dc:date>
            </office:change-info>
            <text:p text:style-name="P4"><text:span text:style-name="T3">Praesent gravida pulvinar vehicula. Vivamus eu nisl eget sem rutrum suscipit id a magna. Integer id ante odio. </text:span></text:p>
            <text:list xml:id="list1847036507" text:style-name="L1">
              <text:list-item>
                <text:p text:style-name="P5">Lorem ipsum dolor sit amet, consectetur adipiscing elit. </text:p>
              </text:list-item>
            </text:list>
            <text:p text:style-name="P4"><text:span text:style-name="T3">Sed consectetur, ipsum et egestas accumsan, felis erat ornare mauris, sit amet suscipit ante orci sed massa.</text:span></text:p>
          </text:deletion>
        </text:changed-region>
        <text:changed-region text:id="ct466482816">
          <text:insertion>
            <office:change-info>
              <dc:creator>David Harris</dc:creator>
              <dc:date>2010-08-31T21:13:00</dc:date>
            </office:change-info>
          </text:insertion>
        </text:changed-region>
        <text:changed-region text:id="ct401650736">
          <text:insertion>
            <office:change-info>
              <dc:creator>David Harris</dc:creator>
              <dc:date>2010-08-31T21: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397661952"/><text:change-start text:change-id="ct342353904"/>Introduction</text:h>
      <text:p text:style-name="Standard"><text:change-end text:change-id="ct342353904"/><text:change text:change-id="ct326691600"/><text:change-start text:change-id="ct397746256"/><text:span text:style-name="T1">There is no intention that devices that connect more than on CAN segment (e.g. bridges) have to electrically interconnect those separate segments. <text:s/></text:span></text:p>
      <text:p text:style-name="P13">We don't discuss CAN terminators, because they're discussed in detail in the CAN documentation that the standard references. <text:s/>A simple resistor on a RJ45 plug can be used, or more complex devices can be created and sold that e.g. contain diagnostic readouts. <text:s/>So long as it provides in-spec termination, they're all fine.<text:change-end text:change-id="ct397746256"/></text:p>
      <text:h text:style-name="P2" text:outline-level="1"><text:change text:change-id="ct398420560"/><text:change-start text:change-id="ct398316992"/>Physical Interconnection</text:h>
      <text:p text:style-name="P3">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P3">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P3">The signal names refer back to the signal definitions in the CAN specifications. UTP is unshielded cable, so the CAN_SHIELD conductor is being used as a second conductor for the CAN ground reference, CAN_GND.</text:p>
      <text:p text:style-name="P3">The discussion of connecting in parallel is to make sure that all 8 wires go through a board, whether it's got connectors, pig-tail cables or a combination of the two, so long as it's got more than one connection to other nodes.</text:p>
      <text:p text:style-name="P3">We want all 8 wires present so people can add power later, or we can define the reserved conductors later, and still use them. The 1A on interconnects is to make sure they're at least as robust as the connectors and cable.</text:p>
      <text:p text:style-name="P3">For information on sizing circuit board traces to carry the required interconnection current, please see “IPC-2152 — Standard for Determining Current-carrying Capacity in Printed Board Design, 2009.”</text:p>
      <text:p text:style-name="P3">All 8 wires don't have to go through the board if there's only one connection, e.g. a throttle with a single jack or pig-tail cable with plug. In that case, only two pairs are required.</text:p>
      <text:p text:style-name="P3">If your product is providing power and has e.g. two jacks, you can either connect them together and provide a max of 0.5A to both combined, or separately power them up to 0.5A each. This is <text:soft-page-break/>the only case where a conductor doesn't have to pass through the board as a continuous electrical circuit. Note that this means that your product has to provide power, however; if providing power is an option, not always present, you should connect conductor 8 across the board to ensure that downstream nodes aren't cut off from power when it's not provided by your board.</text:p>
      <text:p text:style-name="P3">The 100V requirement on the reserved conductors is also there to make sure that when we later find a use for it, we don't blow up existing installations. The goal is to have all existing installations be able to move to newly-defined uses without having to retrofit cables nor non-involved nodes.</text:p>
      <text:p text:style-name="P3">If you want to use the reserved conductors for experimental purposes, we recommend using jumpers (fixed or movable) for making connections to the conductors and/or splitting the reserved conductors between connectors so that you can restore normal usage later, should some other use be defined for them. <text:s/></text:p>
      <text:p text:style-name="P3"><text:change-end text:change-id="ct398316992"/><text:change text:change-id="ct397434496"/><text:change-start text:change-id="ct397652144"/>The 27V requirement comes from the S9.1 limitation on track voltage.<text:change-end text:change-id="ct397652144"/></text:p>
      <text:h text:style-name="Heading_20_1" text:outline-level="1"><text:change text:change-id="ct462737072"/><text:change-start text:change-id="ct401866432"/>Power Supply<text:change-end text:change-id="ct401866432"/><text:change text:change-id="ct397956144"/></text:h>
      <text:p text:style-name="P4"><text:change-start text:change-id="ct481945024"/>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P4">Power can be injected into the cable by simple “mid-span injector” devices, essentially just two RJ45 connectors and a 2.1mm jack for a wall-wart. It's not required that it comes from a NMRAnet node itself.</text:p>
      <text:p text:style-name="P4">We expect that most power-supplying and power-consuming boards will connect PWR_NEG and the 3/7 grounds. <text:s/>A good way to do this is a 10 ohm resistor and a 0.1uF capacitor in parallel, but a straight copper connection is within the letter of the requirement.</text:p>
      <text:p text:style-name="P4">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P4"><text:change-end text:change-id="ct481945024"/><text:change text:change-id="ct344840848"/><text:change-start text:change-id="ct466482816"/>Note the effect of the “must withstand” requirement is that power supply boards must be able to be connected to each other, even if their output voltages are not exactly the same. One way to handle this is an isolating diode on the PWR_POS output.<text:change-end text:change-id="ct466482816"/></text:p>
      <text:h text:style-name="Heading_20_1" text:outline-level="1"><text:change-start text:change-id="ct401650736"/></text:h>
      <text:p text:style-name="P18"><text:change-end text:change-id="ct40165073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Introduction<text:tab/>1</text:p>
          <text:p text:style-name="P29">Physical Interconnection<text:tab/>1</text:p>
          <text:p text:style-name="P29">Power Supply<text:tab/>2</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2.753cm"/>
    </style:style>
    <style:style style:name="Table1.D" style:family="table-column">
      <style:table-column-properties style:column-width="4.44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4"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4" style:family="table-cell" style:data-style-name="N37">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MP9" style:family="paragraph" style:parent-style-name="Header">
      <style:paragraph-properties style:snap-to-layout-grid="false"/>
      <style:text-properties fo:font-size="9pt" style:font-size-asian="9pt" style:font-size-complex="9pt"/>
    </style:style>
    <style:style style:name="MP10" style:family="paragraph" style:parent-style-name="Standard">
      <style:paragraph-properties fo:text-align="center" style:justify-single-word="false" style:snap-to-layout-grid="false"/>
      <style:text-properties fo:font-size="18pt" style:font-size-asian="18pt" style:font-size-complex="18pt"/>
    </style:style>
    <style:style style:name="MP11"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2"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3" style:family="paragraph" style:parent-style-name="Header">
      <style:paragraph-properties fo:text-align="center" style:justify-single-word="false" style:snap-to-layout-grid="false"/>
      <style:text-properties fo:font-size="14pt" style:font-size-asian="14pt" style:font-size-complex="14pt"/>
    </style:style>
    <style:style style:name="MP14" style:family="paragraph" style:parent-style-name="Footer">
      <style:paragraph-properties>
        <style:tab-stops>
          <style:tab-stop style:position="7.62cm" style:type="center"/>
          <style:tab-stop style:position="16.51cm" style:type="right"/>
        </style:tab-stops>
      </style:paragraph-properties>
    </style:style>
    <style:style style:name="MP15"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14pt" style:font-size-asian="14pt" style:font-size-complex="14pt"/>
    </style:style>
    <style:style style:name="MT6"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7"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8" style:family="text">
      <style:text-properties style:use-window-font-color="true" style:font-name="Arial-BoldMT" fo:font-weight="bold" style:font-name-asian="Arial-BoldMT" style:font-weight-asian="bold" style:font-name-complex="Arial-BoldMT" style:font-weight-complex="bold"/>
    </style:style>
    <style:style style:name="MT9" style:family="text">
      <style:text-properties style:use-window-font-color="true" style:font-name="Helvetica-Bold" fo:font-weight="bold" style:font-name-asian="Helvetica-Bold" style:font-weight-asian="bold" style:font-name-complex="Helvetica-Bold" style:font-weight-complex="bold"/>
    </style:style>
    <style:style style:name="MT10" style:family="text">
      <style:text-properties style:use-window-font-color="true" style:font-name="Helvetica" fo:font-weight="normal" style:font-name-asian="Helvetica" style:font-weight-asian="normal" style:font-name-complex="Helvetica" style:font-weight-complex="normal"/>
    </style:style>
    <style:style style:name="MT11" style:family="text">
      <style:text-properties fo:font-size="9pt" style:font-size-asian="9pt"/>
    </style:style>
    <style:style style:name="MT12"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tracked-changes>
          <text:changed-region text:id="ct481940144">
            <text:deletion>
              <office:change-info>
                <dc:creator>David Harris</dc:creator>
                <dc:date>2010-08-31T21:16:00</dc:date>
              </office:change-info>
              <text:p text:style-name="MP1">number</text:p>
            </text:deletion>
          </text:changed-region>
          <text:changed-region text:id="ct341983088">
            <text:insertion>
              <office:change-info>
                <dc:creator>David Harris</dc:creator>
                <dc:date>2010-08-31T21:16:00</dc:date>
              </office:change-info>
            </text:insertion>
          </text:changed-region>
        </text:tracked-changes>
        <text:p text:style-name="MP1"><draw:custom-shape text:anchor-type="char" draw:z-index="2"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ext:change text:change-id="ct481940144"/><text:change-start text:change-id="ct341983088"/>TN 9-x-1<text:change-end text:change-id="ct341983088"/>)</text:p>
      </style:header>
      <style:footer>
        <text:p text:style-name="MP4"><text:span text:style-name="MT2">Title</text:span><text:span text:style-name="MT3"><text:tab/><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06" text:date-value="2010-08-31T21:17:51">8/31/2010</text:date></text:span></text:span></text:p>
      </style:footer>
    </style:master-page>
    <style:master-page style:name="First_20_Page" style:display-name="First Page" style:page-layout-name="Mpm2" style:next-style-name="Standard">
      <style:header>
        <text:tracked-changes>
          <text:changed-region text:id="ct352333264">
            <text:deletion>
              <office:change-info>
                <dc:creator>David Harris</dc:creator>
                <dc:date>2010-08-31T21:08:00</dc:date>
              </office:change-info>
              <text:p text:style-name="MP7"><text:span text:style-name="MT4">NMRA TECHNICAL NOTES</text:span></text:p>
            </text:deletion>
          </text:changed-region>
          <text:changed-region text:id="ct346463872">
            <text:insertion>
              <office:change-info>
                <dc:creator>David Harris</dc:creator>
                <dc:date>2010-08-31T21:08:00</dc:date>
              </office:change-info>
            </text:insertion>
          </text:changed-region>
          <text:changed-region text:id="ct326699408">
            <text:deletion>
              <office:change-info>
                <dc:creator>David Harris</dc:creator>
                <dc:date>2010-08-31T21:16:00</dc:date>
              </office:change-info>
              <text:p text:style-name="MP9">This document is under formal review of the NMRANET Working Group. It has not been approved by the WG, reviewed by the Manager, S&amp;C Dept., nor approved by the NMRA Board of Directors.</text:p>
            </text:deletion>
          </text:changed-region>
          <text:changed-region text:id="ct477235824">
            <text:insertion>
              <office:change-info>
                <dc:creator>David Harris</dc:creator>
                <dc:date>2010-08-31T21:16:00</dc:date>
              </office:change-info>
            </text:insertion>
          </text:changed-region>
          <text:changed-region text:id="ct338641328">
            <text:insertion>
              <office:change-info>
                <dc:creator>David Harris</dc:creator>
                <dc:date>2010-08-31T21:08:00</dc:date>
              </office:change-info>
            </text:insertion>
          </text:changed-region>
          <text:changed-region text:id="ct397440672">
            <text:deletion>
              <office:change-info>
                <dc:creator>David Harris</dc:creator>
                <dc:date>2010-08-31T21:08:00</dc:date>
              </office:change-info>
              <text:p text:style-name="MP11">(title)</text:p>
            </text:deletion>
          </text:changed-region>
          <text:changed-region text:id="ct338641200">
            <text:insertion>
              <office:change-info>
                <dc:creator>David Harris</dc:creator>
                <dc:date>2010-08-31T21:08:00</dc:date>
              </office:change-info>
            </text:insertion>
          </text:changed-region>
          <text:changed-region text:id="ct338478000">
            <text:deletion>
              <office:change-info>
                <dc:creator>David Harris</dc:creator>
                <dc:date>2010-08-31T21:09:00</dc:date>
              </office:change-info>
              <text:p text:style-name="MP12">(date)</text:p>
            </text:deletion>
          </text:changed-region>
          <text:changed-region text:id="ct338478400">
            <text:insertion>
              <office:change-info>
                <dc:creator>David Harris</dc:creator>
                <dc:date>2010-08-31T21:09:00</dc:date>
              </office:change-info>
            </text:insertion>
          </text:changed-region>
          <text:changed-region text:id="ct397449344">
            <text:deletion>
              <office:change-info>
                <dc:creator>David Harris</dc:creator>
                <dc:date>2010-08-31T21:09:00</dc:date>
              </office:change-info>
              <text:p text:style-name="MP13">(number)</text:p>
            </text:deletion>
          </text:changed-region>
          <text:changed-region text:id="ct397669488">
            <text:insertion>
              <office:change-info>
                <dc:creator>David Harris</dc:creator>
                <dc:date>2010-08-31T21:09:00</dc:date>
              </office:change-info>
            </text:inser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2.853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change text:change-id="ct352333264"/><text:change-start text:change-id="ct346463872"/><text:span text:style-name="MT5">NMRA Technical Note</text:span><text:change-end text:change-id="ct346463872"/></text:p>
            </table:table-cell>
            <table:covered-table-cell/>
          </table:table-row>
          <table:table-row table:style-name="Table1.1">
            <table:table-cell table:style-name="Table1.A2" table:number-rows-spanned="2" office:value-type="string">
              <text:p text:style-name="MP8"><text:change text:change-id="ct326699408"/><text:change-start text:change-id="ct477235824"/>This is a draft document, and has no official standing. <text:s/>It has not been submitted to the NMRA Technical Department or the NMRA Board of Directors for approval.<text:change-end text:change-id="ct477235824"/></text:p>
            </table:table-cell>
            <table:table-cell table:style-name="Table1.B2" office:value-type="string">
              <text:p text:style-name="MP6"/>
            </table:table-cell>
            <table:table-cell table:style-name="Table1.C1" table:number-columns-spanned="2" office:value-type="string">
              <text:p text:style-name="MP10"><text:change-start text:change-id="ct338641328"/><text:span text:style-name="MT6">NMRANet</text:span><text:span text:style-name="MT7"> </text:span><text:span text:style-name="MT8">® </text:span></text:p>
              <text:p text:style-name="MP11"><text:change-end text:change-id="ct338641328"/><text:change text:change-id="ct397440672"/><text:change-start text:change-id="ct338641200"/>Physical Layer <text:change-end text:change-id="ct338641200"/></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date" office:date-value="2010-08-01">
              <text:p text:style-name="MP12"><text:change text:change-id="ct338478000"/><text:change-start text:change-id="ct338478400"/>01/08/10<text:change-end text:change-id="ct338478400"/></text:p>
            </table:table-cell>
            <table:table-cell table:style-name="Table1.C1" office:value-type="string">
              <text:p text:style-name="MP13"><text:change text:change-id="ct397449344"/><text:change-start text:change-id="ct397669488"/><text:span text:style-name="MT9">Draft TN-9.x.1</text:span><text:span text:style-name="MT10"> </text:span><text:change-end text:change-id="ct397669488"/></text:p>
            </table:table-cell>
          </table:table-row>
        </table:table>
        <text:p text:style-name="Header"/>
      </style:header>
      <style:footer>
        <text:tracked-changes>
          <text:changed-region text:id="ct481739008">
            <text:deletion>
              <office:change-info>
                <dc:creator>David Harris</dc:creator>
                <dc:date>2010-08-31T21:16:00</dc:date>
              </office:change-info>
              <text:p text:style-name="MP14"><text:span text:style-name="MT11">09</text:span></text:p>
            </text:deletion>
          </text:changed-region>
          <text:changed-region text:id="ct350456464">
            <text:insertion>
              <office:change-info>
                <dc:creator>David Harris</dc:creator>
                <dc:date>2010-08-31T21:16:00</dc:date>
              </office:change-info>
            </text:insertion>
          </text:changed-region>
        </text:tracked-changes>
        <text:p text:style-name="MP14"><text:span text:style-name="MT11">Copyright 20</text:span><text:change text:change-id="ct481739008"/><text:change-start text:change-id="ct350456464"/><text:span text:style-name="MT11">10</text:span><text:change-end text:change-id="ct350456464"/><text:span text:style-name="MT11">, by J. Day, D. Harris, B. Jacobsen, A. Robinson, and A. Shepherd<text:tab/></text:span><text:span text:style-name="MT12">Page </text:span><text:span text:style-name="Page_20_Number"><text:span text:style-name="MT12"><text:page-number text:select-page="current">3</text:page-number></text:span></text:span><text:span text:style-name="Page_20_Number"><text:span text:style-name="MT12"> of </text:span></text:span><text:span text:style-name="Page_20_Number"><text:span text:style-name="MT12"><text:page-count style:num-format="1">3</text:page-count></text:span></text:span><text:span text:style-name="Page_20_Number"><text:span text:style-name="MT12"> - </text:span></text:span><text:span text:style-name="Page_20_Number"><text:span text:style-name="MT12"><text:date style:data-style-name="N106" text:date-value="2010-08-31T21:17:51">8/31/2010</text:date></text:span></text:span></text:p>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NMRA Technical Note TN-9.6</dc:title>
    <meta:initial-creator>Alex Shepherd</meta:initial-creator>
    <meta:creation-date>2009-01-22T07:11:27</meta:creation-date>
    <meta:editing-cycles>38</meta:editing-cycles>
    <meta:editing-duration>PT11H19M43S</meta:editing-duration>
    <meta:generator>OpenOffice.org/3.1$Unix OpenOffice.org_project/310m11$Build-9399</meta:generator>
    <dc:date>2010-08-31T21:17:51</dc:date>
    <dc:creator>David Harris</dc:creator>
    <meta:document-statistic meta:table-count="1" meta:image-count="0" meta:object-count="0" meta:page-count="3" meta:paragraph-count="51" meta:word-count="1075" meta:character-count="6458"/>
    <meta:user-defined meta:name="Info 1"/>
    <meta:user-defined meta:name="Info 2"/>
    <meta:user-defined meta:name="Info 3"/>
    <meta:user-defined meta:name="Info 4"/>
  </office:meta>
</office:document-meta>
</file>